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aban 5" table:style-name="ta1">
        <table:shapes>
          <draw:frame draw:z-index="0" draw:style-name="gr1" draw:text-style-name="P1" svg:width="9in" svg:height="4in" svg:x="1.778in" svg:y="0in">
            <draw:object draw:notify-on-update-of-ranges="'Faban 5'.A1:'Faban 5'.A1 'Faban 5'.B1:'Faban 5'.B1 'Faban 5'.A2:'Faban 5'.A2 'Faban 5'.B2:'Faban 5'.B2 'Faban 5'.A3:'Faban 5'.A3 'Faban 5'.B3:'Faban 5'.B3 'Faban 5'.A4:'Faban 5'.A4 'Faban 5'.B4:'Faban 5'.B4 'Faban 5'.A5:'Faban 5'.A5 'Faban 5'.B5:'Faban 5'.B5 'Faban 5'.A6:'Faban 5'.A6 'Faban 5'.B6:'Faban 5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286" calcext:value-type="float">
            <text:p>6828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590" calcext:value-type="float">
            <text:p>685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7874" calcext:value-type="float">
            <text:p>67874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67" calcext:value-type="float">
            <text:p>6856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329.25" calcext:value-type="float">
            <text:p>68329.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16" calcext:value-type="float">
            <text:p>716</text:p>
          </table:table-cell>
        </table:table-row>
      </table:table>
      <table:table table:name="Faban 5 distr" table:style-name="ta1">
        <table:shapes>
          <draw:frame draw:z-index="0" draw:style-name="gr1" draw:text-style-name="P1" svg:width="9in" svg:height="4in" svg:x="6.2224in" svg:y="0in">
            <draw:object draw:notify-on-update-of-ranges="'Faban 5 distr'.A1:'Faban 5 distr'.A31 'Faban 5 distr'.G1:'Faban 5 distr'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.5" calcext:value-type="float">
            <text:p>225.5</text:p>
          </table:table-cell>
          <table:table-cell office:value-type="float" office:value="227.4" calcext:value-type="float">
            <text:p>227.4</text:p>
          </table:table-cell>
          <table:table-cell office:value-type="float" office:value="223.3" calcext:value-type="float">
            <text:p>223.3</text:p>
          </table:table-cell>
          <table:table-cell office:value-type="float" office:value="228.1" calcext:value-type="float">
            <text:p>228.1</text:p>
          </table:table-cell>
          <table:table-cell/>
          <table:table-cell table:formula="of:=AVERAGE([.B1:.E1])" office:value-type="float" office:value="226.075" calcext:value-type="float">
            <text:p>226.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.1" calcext:value-type="float">
            <text:p>230.1</text:p>
          </table:table-cell>
          <table:table-cell office:value-type="float" office:value="230.8" calcext:value-type="float">
            <text:p>230.8</text:p>
          </table:table-cell>
          <table:table-cell office:value-type="float" office:value="223.9" calcext:value-type="float">
            <text:p>223.9</text:p>
          </table:table-cell>
          <table:table-cell office:value-type="float" office:value="225.6" calcext:value-type="float">
            <text:p>225.6</text:p>
          </table:table-cell>
          <table:table-cell/>
          <table:table-cell table:formula="of:=AVERAGE([.B2:.E2])" office:value-type="float" office:value="227.6" calcext:value-type="float">
            <text:p>227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.5" calcext:value-type="float">
            <text:p>235.5</text:p>
          </table:table-cell>
          <table:table-cell office:value-type="float" office:value="221.9" calcext:value-type="float">
            <text:p>221.9</text:p>
          </table:table-cell>
          <table:table-cell office:value-type="float" office:value="225.1" calcext:value-type="float">
            <text:p>225.1</text:p>
          </table:table-cell>
          <table:table-cell office:value-type="float" office:value="230.9" calcext:value-type="float">
            <text:p>230.9</text:p>
          </table:table-cell>
          <table:table-cell/>
          <table:table-cell table:formula="of:=AVERAGE([.B3:.E3])" office:value-type="float" office:value="228.35" calcext:value-type="float">
            <text:p>228.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7.4" calcext:value-type="float">
            <text:p>237.4</text:p>
          </table:table-cell>
          <table:table-cell office:value-type="float" office:value="223.5" calcext:value-type="float">
            <text:p>223.5</text:p>
          </table:table-cell>
          <table:table-cell office:value-type="float" office:value="237.1" calcext:value-type="float">
            <text:p>237.1</text:p>
          </table:table-cell>
          <table:table-cell office:value-type="float" office:value="238.6" calcext:value-type="float">
            <text:p>238.6</text:p>
          </table:table-cell>
          <table:table-cell/>
          <table:table-cell table:formula="of:=AVERAGE([.B4:.E4])" office:value-type="float" office:value="234.15" calcext:value-type="float">
            <text:p>234.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1.6" calcext:value-type="float">
            <text:p>221.6</text:p>
          </table:table-cell>
          <table:table-cell office:value-type="float" office:value="231" calcext:value-type="float">
            <text:p>231</text:p>
          </table:table-cell>
          <table:table-cell office:value-type="float" office:value="228.1" calcext:value-type="float">
            <text:p>228.1</text:p>
          </table:table-cell>
          <table:table-cell office:value-type="float" office:value="231.8" calcext:value-type="float">
            <text:p>231.8</text:p>
          </table:table-cell>
          <table:table-cell/>
          <table:table-cell table:formula="of:=AVERAGE([.B5:.E5])" office:value-type="float" office:value="228.125" calcext:value-type="float">
            <text:p>228.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4.9" calcext:value-type="float">
            <text:p>224.9</text:p>
          </table:table-cell>
          <table:table-cell office:value-type="float" office:value="229.4" calcext:value-type="float">
            <text:p>229.4</text:p>
          </table:table-cell>
          <table:table-cell office:value-type="float" office:value="223.8" calcext:value-type="float">
            <text:p>223.8</text:p>
          </table:table-cell>
          <table:table-cell office:value-type="float" office:value="228.3" calcext:value-type="float">
            <text:p>228.3</text:p>
          </table:table-cell>
          <table:table-cell/>
          <table:table-cell table:formula="of:=AVERAGE([.B6:.E6])" office:value-type="float" office:value="226.6" calcext:value-type="float">
            <text:p>226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.6" calcext:value-type="float">
            <text:p>229.6</text:p>
          </table:table-cell>
          <table:table-cell office:value-type="float" office:value="230.2" calcext:value-type="float">
            <text:p>230.2</text:p>
          </table:table-cell>
          <table:table-cell office:value-type="float" office:value="228" calcext:value-type="float">
            <text:p>228</text:p>
          </table:table-cell>
          <table:table-cell office:value-type="float" office:value="227.8" calcext:value-type="float">
            <text:p>227.8</text:p>
          </table:table-cell>
          <table:table-cell/>
          <table:table-cell table:formula="of:=AVERAGE([.B7:.E7])" office:value-type="float" office:value="228.9" calcext:value-type="float">
            <text:p>228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8.9" calcext:value-type="float">
            <text:p>228.9</text:p>
          </table:table-cell>
          <table:table-cell office:value-type="float" office:value="229.7" calcext:value-type="float">
            <text:p>229.7</text:p>
          </table:table-cell>
          <table:table-cell table:number-columns-repeated="2" office:value-type="float" office:value="227.8" calcext:value-type="float">
            <text:p>227.8</text:p>
          </table:table-cell>
          <table:table-cell/>
          <table:table-cell table:formula="of:=AVERAGE([.B8:.E8])" office:value-type="float" office:value="228.55" calcext:value-type="float">
            <text:p>228.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5.2" calcext:value-type="float">
            <text:p>225.2</text:p>
          </table:table-cell>
          <table:table-cell office:value-type="float" office:value="228.6" calcext:value-type="float">
            <text:p>228.6</text:p>
          </table:table-cell>
          <table:table-cell office:value-type="float" office:value="225.2" calcext:value-type="float">
            <text:p>225.2</text:p>
          </table:table-cell>
          <table:table-cell office:value-type="float" office:value="227.1" calcext:value-type="float">
            <text:p>227.1</text:p>
          </table:table-cell>
          <table:table-cell/>
          <table:table-cell table:formula="of:=AVERAGE([.B9:.E9])" office:value-type="float" office:value="226.525" calcext:value-type="float">
            <text:p>226.5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7.2" calcext:value-type="float">
            <text:p>227.2</text:p>
          </table:table-cell>
          <table:table-cell office:value-type="float" office:value="229.9" calcext:value-type="float">
            <text:p>229.9</text:p>
          </table:table-cell>
          <table:table-cell office:value-type="float" office:value="224.2" calcext:value-type="float">
            <text:p>224.2</text:p>
          </table:table-cell>
          <table:table-cell office:value-type="float" office:value="225.9" calcext:value-type="float">
            <text:p>225.9</text:p>
          </table:table-cell>
          <table:table-cell/>
          <table:table-cell table:formula="of:=AVERAGE([.B10:.E10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5.3" calcext:value-type="float">
            <text:p>225.3</text:p>
          </table:table-cell>
          <table:table-cell office:value-type="float" office:value="228.5" calcext:value-type="float">
            <text:p>228.5</text:p>
          </table:table-cell>
          <table:table-cell office:value-type="float" office:value="228.1" calcext:value-type="float">
            <text:p>228.1</text:p>
          </table:table-cell>
          <table:table-cell office:value-type="float" office:value="227.4" calcext:value-type="float">
            <text:p>227.4</text:p>
          </table:table-cell>
          <table:table-cell/>
          <table:table-cell table:formula="of:=AVERAGE([.B11:.E11])" office:value-type="float" office:value="227.325" calcext:value-type="float">
            <text:p>227.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6.2" calcext:value-type="float">
            <text:p>226.2</text:p>
          </table:table-cell>
          <table:table-cell office:value-type="float" office:value="229.5" calcext:value-type="float">
            <text:p>229.5</text:p>
          </table:table-cell>
          <table:table-cell office:value-type="float" office:value="224.2" calcext:value-type="float">
            <text:p>224.2</text:p>
          </table:table-cell>
          <table:table-cell office:value-type="float" office:value="226.9" calcext:value-type="float">
            <text:p>226.9</text:p>
          </table:table-cell>
          <table:table-cell/>
          <table:table-cell table:formula="of:=AVERAGE([.B12:.E12])" office:value-type="float" office:value="226.7" calcext:value-type="float">
            <text:p>226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9.3" calcext:value-type="float">
            <text:p>229.3</text:p>
          </table:table-cell>
          <table:table-cell office:value-type="float" office:value="231" calcext:value-type="float">
            <text:p>231</text:p>
          </table:table-cell>
          <table:table-cell office:value-type="float" office:value="226.9" calcext:value-type="float">
            <text:p>226.9</text:p>
          </table:table-cell>
          <table:table-cell office:value-type="float" office:value="229.8" calcext:value-type="float">
            <text:p>229.8</text:p>
          </table:table-cell>
          <table:table-cell/>
          <table:table-cell table:formula="of:=AVERAGE([.B13:.E13])" office:value-type="float" office:value="229.25" calcext:value-type="float">
            <text:p>229.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6.9" calcext:value-type="float">
            <text:p>226.9</text:p>
          </table:table-cell>
          <table:table-cell office:value-type="float" office:value="230" calcext:value-type="float">
            <text:p>230</text:p>
          </table:table-cell>
          <table:table-cell office:value-type="float" office:value="227.1" calcext:value-type="float">
            <text:p>227.1</text:p>
          </table:table-cell>
          <table:table-cell office:value-type="float" office:value="228.5" calcext:value-type="float">
            <text:p>228.5</text:p>
          </table:table-cell>
          <table:table-cell/>
          <table:table-cell table:formula="of:=AVERAGE([.B14:.E14])" office:value-type="float" office:value="228.125" calcext:value-type="float">
            <text:p>228.1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.1" calcext:value-type="float">
            <text:p>229.1</text:p>
          </table:table-cell>
          <table:table-cell office:value-type="float" office:value="229.7" calcext:value-type="float">
            <text:p>229.7</text:p>
          </table:table-cell>
          <table:table-cell office:value-type="float" office:value="225.4" calcext:value-type="float">
            <text:p>225.4</text:p>
          </table:table-cell>
          <table:table-cell office:value-type="float" office:value="224.8" calcext:value-type="float">
            <text:p>224.8</text:p>
          </table:table-cell>
          <table:table-cell/>
          <table:table-cell table:formula="of:=AVERAGE([.B15:.E15])" office:value-type="float" office:value="227.25" calcext:value-type="float">
            <text:p>227.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7.7" calcext:value-type="float">
            <text:p>227.7</text:p>
          </table:table-cell>
          <table:table-cell office:value-type="float" office:value="227.8" calcext:value-type="float">
            <text:p>227.8</text:p>
          </table:table-cell>
          <table:table-cell office:value-type="float" office:value="224.7" calcext:value-type="float">
            <text:p>224.7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16:.E16])" office:value-type="float" office:value="227.45" calcext:value-type="float">
            <text:p>227.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6.6" calcext:value-type="float">
            <text:p>226.6</text:p>
          </table:table-cell>
          <table:table-cell office:value-type="float" office:value="229.1" calcext:value-type="float">
            <text:p>229.1</text:p>
          </table:table-cell>
          <table:table-cell office:value-type="float" office:value="224.6" calcext:value-type="float">
            <text:p>224.6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AVERAGE([.B17:.E17])" office:value-type="float" office:value="227.575" calcext:value-type="float">
            <text:p>227.5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8.3" calcext:value-type="float">
            <text:p>228.3</text:p>
          </table:table-cell>
          <table:table-cell office:value-type="float" office:value="229.9" calcext:value-type="float">
            <text:p>229.9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2" calcext:value-type="float">
            <text:p>229.2</text:p>
          </table:table-cell>
          <table:table-cell/>
          <table:table-cell table:formula="of:=AVERAGE([.B18:.E18])" office:value-type="float" office:value="228.725" calcext:value-type="float">
            <text:p>228.7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7.1" calcext:value-type="float">
            <text:p>227.1</text:p>
          </table:table-cell>
          <table:table-cell office:value-type="float" office:value="230.6" calcext:value-type="float">
            <text:p>230.6</text:p>
          </table:table-cell>
          <table:table-cell office:value-type="float" office:value="224.8" calcext:value-type="float">
            <text:p>224.8</text:p>
          </table:table-cell>
          <table:table-cell office:value-type="float" office:value="228.8" calcext:value-type="float">
            <text:p>228.8</text:p>
          </table:table-cell>
          <table:table-cell/>
          <table:table-cell table:formula="of:=AVERAGE([.B19:.E19])" office:value-type="float" office:value="227.825" calcext:value-type="float">
            <text:p>227.8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9.7" calcext:value-type="float">
            <text:p>229.7</text:p>
          </table:table-cell>
          <table:table-cell office:value-type="float" office:value="228.8" calcext:value-type="float">
            <text:p>228.8</text:p>
          </table:table-cell>
          <table:table-cell office:value-type="float" office:value="226.2" calcext:value-type="float">
            <text:p>226.2</text:p>
          </table:table-cell>
          <table:table-cell office:value-type="float" office:value="229.4" calcext:value-type="float">
            <text:p>229.4</text:p>
          </table:table-cell>
          <table:table-cell/>
          <table:table-cell table:formula="of:=AVERAGE([.B20:.E20])" office:value-type="float" office:value="228.525" calcext:value-type="float">
            <text:p>228.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6.3" calcext:value-type="float">
            <text:p>226.3</text:p>
          </table:table-cell>
          <table:table-cell office:value-type="float" office:value="229.3" calcext:value-type="float">
            <text:p>229.3</text:p>
          </table:table-cell>
          <table:table-cell office:value-type="float" office:value="228.3" calcext:value-type="float">
            <text:p>228.3</text:p>
          </table:table-cell>
          <table:table-cell office:value-type="float" office:value="230.7" calcext:value-type="float">
            <text:p>230.7</text:p>
          </table:table-cell>
          <table:table-cell/>
          <table:table-cell table:formula="of:=AVERAGE([.B21:.E21])" office:value-type="float" office:value="228.65" calcext:value-type="float">
            <text:p>228.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9.2" calcext:value-type="float">
            <text:p>229.2</text:p>
          </table:table-cell>
          <table:table-cell office:value-type="float" office:value="231.2" calcext:value-type="float">
            <text:p>231.2</text:p>
          </table:table-cell>
          <table:table-cell office:value-type="float" office:value="225.9" calcext:value-type="float">
            <text:p>225.9</text:p>
          </table:table-cell>
          <table:table-cell office:value-type="float" office:value="229.2" calcext:value-type="float">
            <text:p>229.2</text:p>
          </table:table-cell>
          <table:table-cell/>
          <table:table-cell table:formula="of:=AVERAGE([.B22:.E22])" office:value-type="float" office:value="228.875" calcext:value-type="float">
            <text:p>228.8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28.2" calcext:value-type="float">
            <text:p>228.2</text:p>
          </table:table-cell>
          <table:table-cell office:value-type="float" office:value="224.6" calcext:value-type="float">
            <text:p>224.6</text:p>
          </table:table-cell>
          <table:table-cell office:value-type="float" office:value="226.4" calcext:value-type="float">
            <text:p>226.4</text:p>
          </table:table-cell>
          <table:table-cell/>
          <table:table-cell table:formula="of:=AVERAGE([.B23:.E23])" office:value-type="float" office:value="226.85" calcext:value-type="float">
            <text:p>226.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6.3" calcext:value-type="float">
            <text:p>226.3</text:p>
          </table:table-cell>
          <table:table-cell office:value-type="float" office:value="229.9" calcext:value-type="float">
            <text:p>229.9</text:p>
          </table:table-cell>
          <table:table-cell office:value-type="float" office:value="229.2" calcext:value-type="float">
            <text:p>229.2</text:p>
          </table:table-cell>
          <table:table-cell office:value-type="float" office:value="229.9" calcext:value-type="float">
            <text:p>229.9</text:p>
          </table:table-cell>
          <table:table-cell/>
          <table:table-cell table:formula="of:=AVERAGE([.B24:.E24])" office:value-type="float" office:value="228.825" calcext:value-type="float">
            <text:p>228.8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.5" calcext:value-type="float">
            <text:p>228.5</text:p>
          </table:table-cell>
          <table:table-cell office:value-type="float" office:value="228.6" calcext:value-type="float">
            <text:p>228.6</text:p>
          </table:table-cell>
          <table:table-cell office:value-type="float" office:value="229.1" calcext:value-type="float">
            <text:p>229.1</text:p>
          </table:table-cell>
          <table:table-cell office:value-type="float" office:value="229.3" calcext:value-type="float">
            <text:p>229.3</text:p>
          </table:table-cell>
          <table:table-cell/>
          <table:table-cell table:formula="of:=AVERAGE([.B25:.E25])" office:value-type="float" office:value="228.875" calcext:value-type="float">
            <text:p>228.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6.9" calcext:value-type="float">
            <text:p>226.9</text:p>
          </table:table-cell>
          <table:table-cell office:value-type="float" office:value="228.8" calcext:value-type="float">
            <text:p>228.8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9" calcext:value-type="float">
            <text:p>229.9</text:p>
          </table:table-cell>
          <table:table-cell/>
          <table:table-cell table:formula="of:=AVERAGE([.B26:.E26])" office:value-type="float" office:value="228.275" calcext:value-type="float">
            <text:p>228.2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8.8" calcext:value-type="float">
            <text:p>228.8</text:p>
          </table:table-cell>
          <table:table-cell office:value-type="float" office:value="229.7" calcext:value-type="float">
            <text:p>229.7</text:p>
          </table:table-cell>
          <table:table-cell office:value-type="float" office:value="223.2" calcext:value-type="float">
            <text:p>223.2</text:p>
          </table:table-cell>
          <table:table-cell office:value-type="float" office:value="230.9" calcext:value-type="float">
            <text:p>230.9</text:p>
          </table:table-cell>
          <table:table-cell/>
          <table:table-cell table:formula="of:=AVERAGE([.B27:.E27])" office:value-type="float" office:value="228.15" calcext:value-type="float">
            <text:p>228.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7.6" calcext:value-type="float">
            <text:p>227.6</text:p>
          </table:table-cell>
          <table:table-cell office:value-type="float" office:value="228" calcext:value-type="float">
            <text:p>228</text:p>
          </table:table-cell>
          <table:table-cell office:value-type="float" office:value="227.8" calcext:value-type="float">
            <text:p>227.8</text:p>
          </table:table-cell>
          <table:table-cell office:value-type="float" office:value="227.4" calcext:value-type="float">
            <text:p>227.4</text:p>
          </table:table-cell>
          <table:table-cell/>
          <table:table-cell table:formula="of:=AVERAGE([.B28:.E28])" office:value-type="float" office:value="227.7" calcext:value-type="float">
            <text:p>227.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7.8" calcext:value-type="float">
            <text:p>227.8</text:p>
          </table:table-cell>
          <table:table-cell office:value-type="float" office:value="229.2" calcext:value-type="float">
            <text:p>229.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AVERAGE([.B29:.E29])" office:value-type="float" office:value="228.5" calcext:value-type="float">
            <text:p>228.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6.7" calcext:value-type="float">
            <text:p>226.7</text:p>
          </table:table-cell>
          <table:table-cell office:value-type="float" office:value="228.8" calcext:value-type="float">
            <text:p>228.8</text:p>
          </table:table-cell>
          <table:table-cell office:value-type="float" office:value="226.8" calcext:value-type="float">
            <text:p>226.8</text:p>
          </table:table-cell>
          <table:table-cell office:value-type="float" office:value="228.7" calcext:value-type="float">
            <text:p>228.7</text:p>
          </table:table-cell>
          <table:table-cell/>
          <table:table-cell table:formula="of:=AVERAGE([.B30:.E30])" office:value-type="float" office:value="227.75" calcext:value-type="float">
            <text:p>227.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AVERAGE([.B31:.E31])" office:value-type="float" office:value="10" calcext:value-type="float">
            <text:p>10</text:p>
          </table:table-cell>
        </table:table-row>
      </table:table>
      <table:table table:name="Gatling 5" table:style-name="ta1">
        <table:shapes>
          <draw:frame draw:z-index="0" draw:style-name="gr1" draw:text-style-name="P1" svg:width="9in" svg:height="4in" svg:x="2.6665in" svg:y="0in">
            <draw:object draw:notify-on-update-of-ranges="'Gatling 5'.A1:'Gatling 5'.A1 'Gatling 5'.B1:'Gatling 5'.B1 'Gatling 5'.A2:'Gatling 5'.A2 'Gatling 5'.B2:'Gatling 5'.B2 'Gatling 5'.A3:'Gatling 5'.A3 'Gatling 5'.B3:'Gatling 5'.B3 'Gatling 5'.A4:'Gatling 5'.A4 'Gatling 5'.B4:'Gatling 5'.B4 'Gatling 5'.A5:'Gatling 5'.A5 'Gatling 5'.B5:'Gatling 5'.B5 'Gatling 5'.A6:'Gatling 5'.A6 'Gatling 5'.B6:'Gatling 5'.B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775" calcext:value-type="float">
            <text:p>68775</text:p>
          </table:table-cell>
          <table:table-cell table:formula="of:=[.B1]/300" office:value-type="float" office:value="229.25" calcext:value-type="float">
            <text:p>229.25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452" calcext:value-type="float">
            <text:p>68452</text:p>
          </table:table-cell>
          <table:table-cell table:formula="of:=[.B2]/300" office:value-type="float" office:value="228.173333333333" calcext:value-type="float">
            <text:p>228.1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495" calcext:value-type="float">
            <text:p>68495</text:p>
          </table:table-cell>
          <table:table-cell table:formula="of:=[.B3]/300" office:value-type="float" office:value="228.316666666667" calcext:value-type="float">
            <text:p>228.3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273" calcext:value-type="float">
            <text:p>68273</text:p>
          </table:table-cell>
          <table:table-cell table:formula="of:=[.B4]/300" office:value-type="float" office:value="227.576666666667" calcext:value-type="float">
            <text:p>227.57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805" calcext:value-type="float">
            <text:p>68805</text:p>
          </table:table-cell>
          <table:table-cell table:formula="of:=[.B5]/300" office:value-type="float" office:value="229.35" calcext:value-type="float">
            <text:p>229.3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560" calcext:value-type="float">
            <text:p>68560</text:p>
          </table:table-cell>
          <table:table-cell table:formula="of:=[.B6]/300" office:value-type="float" office:value="228.533333333333" calcext:value-type="float">
            <text:p>228.53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32" calcext:value-type="float">
            <text:p>532</text:p>
          </table:table-cell>
          <table:table-cell table:style-name="Default"/>
        </table:table-row>
      </table:table>
      <table:table table:name="Gatling 5 distr" table:style-name="ta1">
        <table:shapes>
          <draw:frame draw:z-index="0" draw:style-name="gr1" draw:text-style-name="P1" svg:width="9in" svg:height="4in" svg:x="3.7626in" svg:y="3.1295in">
            <draw:object draw:notify-on-update-of-ranges="'Gatling 5 distr'.A2:'Gatling 5 distr'.A32 'Gatling 5 distr'.Q2:'Gatling 5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23" calcext:value-type="float">
            <text:p>2123</text:p>
          </table:table-cell>
          <table:table-cell table:formula="of:=[.B3]-[.B2]" office:value-type="float" office:value="2123" calcext:value-type="float">
            <text:p>2123</text:p>
          </table:table-cell>
          <table:table-cell/>
          <table:table-cell office:value-type="float" office:value="2044" calcext:value-type="float">
            <text:p>2044</text:p>
          </table:table-cell>
          <table:table-cell table:formula="of:=[.E3]-[.E2]" office:value-type="float" office:value="2044" calcext:value-type="float">
            <text:p>2044</text:p>
          </table:table-cell>
          <table:table-cell/>
          <table:table-cell office:value-type="float" office:value="2112" calcext:value-type="float">
            <text:p>2112</text:p>
          </table:table-cell>
          <table:table-cell table:formula="of:=[.H3]-[.H2]" office:value-type="float" office:value="2112" calcext:value-type="float">
            <text:p>2112</text:p>
          </table:table-cell>
          <table:table-cell/>
          <table:table-cell office:value-type="float" office:value="2135" calcext:value-type="float">
            <text:p>2135</text:p>
          </table:table-cell>
          <table:table-cell table:formula="of:=[.K3]-[.K2]" office:value-type="float" office:value="2135" calcext:value-type="float">
            <text:p>2135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[.N3]-[.N2]" office:value-type="float" office:value="2061" calcext:value-type="float">
            <text:p>2061</text:p>
          </table:table-cell>
          <table:table-cell/>
          <table:table-cell table:formula="of:=AVERAGE([.C3];[.F3];[.I3];[.L3];[.O3])"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60" calcext:value-type="float">
            <text:p>4360</text:p>
          </table:table-cell>
          <table:table-cell table:formula="of:=[.B4]-[.B3]" office:value-type="float" office:value="2237" calcext:value-type="float">
            <text:p>2237</text:p>
          </table:table-cell>
          <table:table-cell/>
          <table:table-cell office:value-type="float" office:value="4295" calcext:value-type="float">
            <text:p>4295</text:p>
          </table:table-cell>
          <table:table-cell table:formula="of:=[.E4]-[.E3]" office:value-type="float" office:value="2251" calcext:value-type="float">
            <text:p>2251</text:p>
          </table:table-cell>
          <table:table-cell/>
          <table:table-cell office:value-type="float" office:value="4345" calcext:value-type="float">
            <text:p>4345</text:p>
          </table:table-cell>
          <table:table-cell table:formula="of:=[.H4]-[.H3]" office:value-type="float" office:value="2233" calcext:value-type="float">
            <text:p>2233</text:p>
          </table:table-cell>
          <table:table-cell/>
          <table:table-cell office:value-type="float" office:value="4307" calcext:value-type="float">
            <text:p>4307</text:p>
          </table:table-cell>
          <table:table-cell table:formula="of:=[.K4]-[.K3]" office:value-type="float" office:value="2172" calcext:value-type="float">
            <text:p>2172</text:p>
          </table:table-cell>
          <table:table-cell/>
          <table:table-cell office:value-type="float" office:value="4234" calcext:value-type="float">
            <text:p>4234</text:p>
          </table:table-cell>
          <table:table-cell table:formula="of:=[.N4]-[.N3]" office:value-type="float" office:value="2173" calcext:value-type="float">
            <text:p>2173</text:p>
          </table:table-cell>
          <table:table-cell/>
          <table:table-cell table:formula="of:=AVERAGE([.C4];[.F4];[.I4];[.L4];[.O4])" office:value-type="float" office:value="2213.2" calcext:value-type="float">
            <text:p>221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50" calcext:value-type="float">
            <text:p>6650</text:p>
          </table:table-cell>
          <table:table-cell table:formula="of:=[.B5]-[.B4]" office:value-type="float" office:value="2290" calcext:value-type="float">
            <text:p>2290</text:p>
          </table:table-cell>
          <table:table-cell/>
          <table:table-cell office:value-type="float" office:value="6585" calcext:value-type="float">
            <text:p>6585</text:p>
          </table:table-cell>
          <table:table-cell table:formula="of:=[.E5]-[.E4]" office:value-type="float" office:value="2290" calcext:value-type="float">
            <text:p>2290</text:p>
          </table:table-cell>
          <table:table-cell/>
          <table:table-cell office:value-type="float" office:value="6632" calcext:value-type="float">
            <text:p>6632</text:p>
          </table:table-cell>
          <table:table-cell table:formula="of:=[.H5]-[.H4]" office:value-type="float" office:value="2287" calcext:value-type="float">
            <text:p>2287</text:p>
          </table:table-cell>
          <table:table-cell/>
          <table:table-cell office:value-type="float" office:value="6597" calcext:value-type="float">
            <text:p>6597</text:p>
          </table:table-cell>
          <table:table-cell table:formula="of:=[.K5]-[.K4]" office:value-type="float" office:value="2290" calcext:value-type="float">
            <text:p>2290</text:p>
          </table:table-cell>
          <table:table-cell/>
          <table:table-cell office:value-type="float" office:value="6536" calcext:value-type="float">
            <text:p>6536</text:p>
          </table:table-cell>
          <table:table-cell table:formula="of:=[.N5]-[.N4]" office:value-type="float" office:value="2302" calcext:value-type="float">
            <text:p>2302</text:p>
          </table:table-cell>
          <table:table-cell/>
          <table:table-cell table:formula="of:=AVERAGE([.C5];[.F5];[.I5];[.L5];[.O5])" office:value-type="float" office:value="2291.8" calcext:value-type="float">
            <text:p>2291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28" calcext:value-type="float">
            <text:p>8928</text:p>
          </table:table-cell>
          <table:table-cell table:formula="of:=[.B6]-[.B5]" office:value-type="float" office:value="2278" calcext:value-type="float">
            <text:p>2278</text:p>
          </table:table-cell>
          <table:table-cell/>
          <table:table-cell office:value-type="float" office:value="8847" calcext:value-type="float">
            <text:p>8847</text:p>
          </table:table-cell>
          <table:table-cell table:formula="of:=[.E6]-[.E5]" office:value-type="float" office:value="2262" calcext:value-type="float">
            <text:p>2262</text:p>
          </table:table-cell>
          <table:table-cell/>
          <table:table-cell office:value-type="float" office:value="8911" calcext:value-type="float">
            <text:p>8911</text:p>
          </table:table-cell>
          <table:table-cell table:formula="of:=[.H6]-[.H5]" office:value-type="float" office:value="2279" calcext:value-type="float">
            <text:p>2279</text:p>
          </table:table-cell>
          <table:table-cell/>
          <table:table-cell office:value-type="float" office:value="8857" calcext:value-type="float">
            <text:p>8857</text:p>
          </table:table-cell>
          <table:table-cell table:formula="of:=[.K6]-[.K5]" office:value-type="float" office:value="2260" calcext:value-type="float">
            <text:p>2260</text:p>
          </table:table-cell>
          <table:table-cell/>
          <table:table-cell office:value-type="float" office:value="8875" calcext:value-type="float">
            <text:p>8875</text:p>
          </table:table-cell>
          <table:table-cell table:formula="of:=[.N6]-[.N5]" office:value-type="float" office:value="2339" calcext:value-type="float">
            <text:p>2339</text:p>
          </table:table-cell>
          <table:table-cell/>
          <table:table-cell table:formula="of:=AVERAGE([.C6];[.F6];[.I6];[.L6];[.O6])" office:value-type="float" office:value="2283.6" calcext:value-type="float">
            <text:p>2283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85" calcext:value-type="float">
            <text:p>11185</text:p>
          </table:table-cell>
          <table:table-cell table:formula="of:=[.B7]-[.B6]" office:value-type="float" office:value="2257" calcext:value-type="float">
            <text:p>2257</text:p>
          </table:table-cell>
          <table:table-cell/>
          <table:table-cell office:value-type="float" office:value="11046" calcext:value-type="float">
            <text:p>11046</text:p>
          </table:table-cell>
          <table:table-cell table:formula="of:=[.E7]-[.E6]" office:value-type="float" office:value="2199" calcext:value-type="float">
            <text:p>2199</text:p>
          </table:table-cell>
          <table:table-cell/>
          <table:table-cell office:value-type="float" office:value="11152" calcext:value-type="float">
            <text:p>11152</text:p>
          </table:table-cell>
          <table:table-cell table:formula="of:=[.H7]-[.H6]" office:value-type="float" office:value="2241" calcext:value-type="float">
            <text:p>2241</text:p>
          </table:table-cell>
          <table:table-cell/>
          <table:table-cell office:value-type="float" office:value="11131" calcext:value-type="float">
            <text:p>11131</text:p>
          </table:table-cell>
          <table:table-cell table:formula="of:=[.K7]-[.K6]" office:value-type="float" office:value="2274" calcext:value-type="float">
            <text:p>2274</text:p>
          </table:table-cell>
          <table:table-cell/>
          <table:table-cell office:value-type="float" office:value="11295" calcext:value-type="float">
            <text:p>11295</text:p>
          </table:table-cell>
          <table:table-cell table:formula="of:=[.N7]-[.N6]" office:value-type="float" office:value="2420" calcext:value-type="float">
            <text:p>2420</text:p>
          </table:table-cell>
          <table:table-cell/>
          <table:table-cell table:formula="of:=AVERAGE([.C7];[.F7];[.I7];[.L7];[.O7])" office:value-type="float" office:value="2278.2" calcext:value-type="float">
            <text:p>2278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98" calcext:value-type="float">
            <text:p>13498</text:p>
          </table:table-cell>
          <table:table-cell table:formula="of:=[.B8]-[.B7]" office:value-type="float" office:value="2313" calcext:value-type="float">
            <text:p>2313</text:p>
          </table:table-cell>
          <table:table-cell/>
          <table:table-cell office:value-type="float" office:value="13354" calcext:value-type="float">
            <text:p>13354</text:p>
          </table:table-cell>
          <table:table-cell table:formula="of:=[.E8]-[.E7]" office:value-type="float" office:value="2308" calcext:value-type="float">
            <text:p>2308</text:p>
          </table:table-cell>
          <table:table-cell/>
          <table:table-cell office:value-type="float" office:value="13473" calcext:value-type="float">
            <text:p>13473</text:p>
          </table:table-cell>
          <table:table-cell table:formula="of:=[.H8]-[.H7]" office:value-type="float" office:value="2321" calcext:value-type="float">
            <text:p>2321</text:p>
          </table:table-cell>
          <table:table-cell/>
          <table:table-cell office:value-type="float" office:value="13422" calcext:value-type="float">
            <text:p>13422</text:p>
          </table:table-cell>
          <table:table-cell table:formula="of:=[.K8]-[.K7]" office:value-type="float" office:value="2291" calcext:value-type="float">
            <text:p>2291</text:p>
          </table:table-cell>
          <table:table-cell/>
          <table:table-cell office:value-type="float" office:value="13627" calcext:value-type="float">
            <text:p>13627</text:p>
          </table:table-cell>
          <table:table-cell table:formula="of:=[.N8]-[.N7]" office:value-type="float" office:value="2332" calcext:value-type="float">
            <text:p>2332</text:p>
          </table:table-cell>
          <table:table-cell/>
          <table:table-cell table:formula="of:=AVERAGE([.C8];[.F8];[.I8];[.L8];[.O8])"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12" calcext:value-type="float">
            <text:p>15812</text:p>
          </table:table-cell>
          <table:table-cell table:formula="of:=[.B9]-[.B8]" office:value-type="float" office:value="2314" calcext:value-type="float">
            <text:p>2314</text:p>
          </table:table-cell>
          <table:table-cell/>
          <table:table-cell office:value-type="float" office:value="15740" calcext:value-type="float">
            <text:p>15740</text:p>
          </table:table-cell>
          <table:table-cell table:formula="of:=[.E9]-[.E8]" office:value-type="float" office:value="2386" calcext:value-type="float">
            <text:p>2386</text:p>
          </table:table-cell>
          <table:table-cell/>
          <table:table-cell office:value-type="float" office:value="15750" calcext:value-type="float">
            <text:p>15750</text:p>
          </table:table-cell>
          <table:table-cell table:formula="of:=[.H9]-[.H8]" office:value-type="float" office:value="2277" calcext:value-type="float">
            <text:p>2277</text:p>
          </table:table-cell>
          <table:table-cell/>
          <table:table-cell office:value-type="float" office:value="15710" calcext:value-type="float">
            <text:p>15710</text:p>
          </table:table-cell>
          <table:table-cell table:formula="of:=[.K9]-[.K8]" office:value-type="float" office:value="2288" calcext:value-type="float">
            <text:p>2288</text:p>
          </table:table-cell>
          <table:table-cell/>
          <table:table-cell office:value-type="float" office:value="15975" calcext:value-type="float">
            <text:p>15975</text:p>
          </table:table-cell>
          <table:table-cell table:formula="of:=[.N9]-[.N8]" office:value-type="float" office:value="2348" calcext:value-type="float">
            <text:p>2348</text:p>
          </table:table-cell>
          <table:table-cell/>
          <table:table-cell table:formula="of:=AVERAGE([.C9];[.F9];[.I9];[.L9];[.O9])" office:value-type="float" office:value="2322.6" calcext:value-type="float">
            <text:p>2322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108" calcext:value-type="float">
            <text:p>18108</text:p>
          </table:table-cell>
          <table:table-cell table:formula="of:=[.B10]-[.B9]" office:value-type="float" office:value="2296" calcext:value-type="float">
            <text:p>2296</text:p>
          </table:table-cell>
          <table:table-cell/>
          <table:table-cell office:value-type="float" office:value="18001" calcext:value-type="float">
            <text:p>18001</text:p>
          </table:table-cell>
          <table:table-cell table:formula="of:=[.E10]-[.E9]" office:value-type="float" office:value="2261" calcext:value-type="float">
            <text:p>2261</text:p>
          </table:table-cell>
          <table:table-cell/>
          <table:table-cell office:value-type="float" office:value="18048" calcext:value-type="float">
            <text:p>18048</text:p>
          </table:table-cell>
          <table:table-cell table:formula="of:=[.H10]-[.H9]" office:value-type="float" office:value="2298" calcext:value-type="float">
            <text:p>2298</text:p>
          </table:table-cell>
          <table:table-cell/>
          <table:table-cell office:value-type="float" office:value="17963" calcext:value-type="float">
            <text:p>17963</text:p>
          </table:table-cell>
          <table:table-cell table:formula="of:=[.K10]-[.K9]" office:value-type="float" office:value="2253" calcext:value-type="float">
            <text:p>2253</text:p>
          </table:table-cell>
          <table:table-cell/>
          <table:table-cell office:value-type="float" office:value="18255" calcext:value-type="float">
            <text:p>18255</text:p>
          </table:table-cell>
          <table:table-cell table:formula="of:=[.N10]-[.N9]" office:value-type="float" office:value="2280" calcext:value-type="float">
            <text:p>2280</text:p>
          </table:table-cell>
          <table:table-cell/>
          <table:table-cell table:formula="of:=AVERAGE([.C10];[.F10];[.I10];[.L10];[.O10])" office:value-type="float" office:value="2277.6" calcext:value-type="float">
            <text:p>2277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396" calcext:value-type="float">
            <text:p>20396</text:p>
          </table:table-cell>
          <table:table-cell table:formula="of:=[.B11]-[.B10]" office:value-type="float" office:value="2288" calcext:value-type="float">
            <text:p>2288</text:p>
          </table:table-cell>
          <table:table-cell/>
          <table:table-cell office:value-type="float" office:value="20339" calcext:value-type="float">
            <text:p>20339</text:p>
          </table:table-cell>
          <table:table-cell table:formula="of:=[.E11]-[.E10]" office:value-type="float" office:value="2338" calcext:value-type="float">
            <text:p>2338</text:p>
          </table:table-cell>
          <table:table-cell/>
          <table:table-cell office:value-type="float" office:value="20313" calcext:value-type="float">
            <text:p>20313</text:p>
          </table:table-cell>
          <table:table-cell table:formula="of:=[.H11]-[.H10]" office:value-type="float" office:value="2265" calcext:value-type="float">
            <text:p>2265</text:p>
          </table:table-cell>
          <table:table-cell/>
          <table:table-cell office:value-type="float" office:value="20227" calcext:value-type="float">
            <text:p>20227</text:p>
          </table:table-cell>
          <table:table-cell table:formula="of:=[.K11]-[.K10]" office:value-type="float" office:value="2264" calcext:value-type="float">
            <text:p>2264</text:p>
          </table:table-cell>
          <table:table-cell/>
          <table:table-cell office:value-type="float" office:value="20551" calcext:value-type="float">
            <text:p>20551</text:p>
          </table:table-cell>
          <table:table-cell table:formula="of:=[.N11]-[.N10]" office:value-type="float" office:value="2296" calcext:value-type="float">
            <text:p>2296</text:p>
          </table:table-cell>
          <table:table-cell/>
          <table:table-cell table:formula="of:=AVERAGE([.C11];[.F11];[.I11];[.L11];[.O11])" office:value-type="float" office:value="2290.2" calcext:value-type="float">
            <text:p>229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10" calcext:value-type="float">
            <text:p>22710</text:p>
          </table:table-cell>
          <table:table-cell table:formula="of:=[.B12]-[.B11]" office:value-type="float" office:value="2314" calcext:value-type="float">
            <text:p>2314</text:p>
          </table:table-cell>
          <table:table-cell/>
          <table:table-cell office:value-type="float" office:value="22634" calcext:value-type="float">
            <text:p>22634</text:p>
          </table:table-cell>
          <table:table-cell table:formula="of:=[.E12]-[.E11]" office:value-type="float" office:value="2295" calcext:value-type="float">
            <text:p>2295</text:p>
          </table:table-cell>
          <table:table-cell/>
          <table:table-cell office:value-type="float" office:value="22578" calcext:value-type="float">
            <text:p>22578</text:p>
          </table:table-cell>
          <table:table-cell table:formula="of:=[.H12]-[.H11]" office:value-type="float" office:value="2265" calcext:value-type="float">
            <text:p>2265</text:p>
          </table:table-cell>
          <table:table-cell/>
          <table:table-cell office:value-type="float" office:value="22528" calcext:value-type="float">
            <text:p>22528</text:p>
          </table:table-cell>
          <table:table-cell table:formula="of:=[.K12]-[.K11]" office:value-type="float" office:value="2301" calcext:value-type="float">
            <text:p>2301</text:p>
          </table:table-cell>
          <table:table-cell/>
          <table:table-cell office:value-type="float" office:value="22857" calcext:value-type="float">
            <text:p>22857</text:p>
          </table:table-cell>
          <table:table-cell table:formula="of:=[.N12]-[.N11]" office:value-type="float" office:value="2306" calcext:value-type="float">
            <text:p>2306</text:p>
          </table:table-cell>
          <table:table-cell/>
          <table:table-cell table:formula="of:=AVERAGE([.C12];[.F12];[.I12];[.L12];[.O12])" office:value-type="float" office:value="2296.2" calcext:value-type="float">
            <text:p>2296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05" calcext:value-type="float">
            <text:p>25005</text:p>
          </table:table-cell>
          <table:table-cell table:formula="of:=[.B13]-[.B12]" office:value-type="float" office:value="2295" calcext:value-type="float">
            <text:p>2295</text:p>
          </table:table-cell>
          <table:table-cell/>
          <table:table-cell office:value-type="float" office:value="24924" calcext:value-type="float">
            <text:p>24924</text:p>
          </table:table-cell>
          <table:table-cell table:formula="of:=[.E13]-[.E12]" office:value-type="float" office:value="2290" calcext:value-type="float">
            <text:p>2290</text:p>
          </table:table-cell>
          <table:table-cell/>
          <table:table-cell office:value-type="float" office:value="24843" calcext:value-type="float">
            <text:p>24843</text:p>
          </table:table-cell>
          <table:table-cell table:formula="of:=[.H13]-[.H12]" office:value-type="float" office:value="2265" calcext:value-type="float">
            <text:p>2265</text:p>
          </table:table-cell>
          <table:table-cell/>
          <table:table-cell office:value-type="float" office:value="24837" calcext:value-type="float">
            <text:p>24837</text:p>
          </table:table-cell>
          <table:table-cell table:formula="of:=[.K13]-[.K12]" office:value-type="float" office:value="2309" calcext:value-type="float">
            <text:p>2309</text:p>
          </table:table-cell>
          <table:table-cell/>
          <table:table-cell office:value-type="float" office:value="25127" calcext:value-type="float">
            <text:p>25127</text:p>
          </table:table-cell>
          <table:table-cell table:formula="of:=[.N13]-[.N12]" office:value-type="float" office:value="2270" calcext:value-type="float">
            <text:p>2270</text:p>
          </table:table-cell>
          <table:table-cell/>
          <table:table-cell table:formula="of:=AVERAGE([.C13];[.F13];[.I13];[.L13];[.O13])" office:value-type="float" office:value="2285.8" calcext:value-type="float">
            <text:p>2285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315" calcext:value-type="float">
            <text:p>27315</text:p>
          </table:table-cell>
          <table:table-cell table:formula="of:=[.B14]-[.B13]" office:value-type="float" office:value="2310" calcext:value-type="float">
            <text:p>2310</text:p>
          </table:table-cell>
          <table:table-cell/>
          <table:table-cell office:value-type="float" office:value="27215" calcext:value-type="float">
            <text:p>27215</text:p>
          </table:table-cell>
          <table:table-cell table:formula="of:=[.E14]-[.E13]" office:value-type="float" office:value="2291" calcext:value-type="float">
            <text:p>2291</text:p>
          </table:table-cell>
          <table:table-cell/>
          <table:table-cell office:value-type="float" office:value="27141" calcext:value-type="float">
            <text:p>27141</text:p>
          </table:table-cell>
          <table:table-cell table:formula="of:=[.H14]-[.H13]" office:value-type="float" office:value="2298" calcext:value-type="float">
            <text:p>2298</text:p>
          </table:table-cell>
          <table:table-cell/>
          <table:table-cell office:value-type="float" office:value="27083" calcext:value-type="float">
            <text:p>27083</text:p>
          </table:table-cell>
          <table:table-cell table:formula="of:=[.K14]-[.K13]" office:value-type="float" office:value="2246" calcext:value-type="float">
            <text:p>2246</text:p>
          </table:table-cell>
          <table:table-cell/>
          <table:table-cell office:value-type="float" office:value="27414" calcext:value-type="float">
            <text:p>27414</text:p>
          </table:table-cell>
          <table:table-cell table:formula="of:=[.N14]-[.N13]" office:value-type="float" office:value="2287" calcext:value-type="float">
            <text:p>2287</text:p>
          </table:table-cell>
          <table:table-cell/>
          <table:table-cell table:formula="of:=AVERAGE([.C14];[.F14];[.I14];[.L14];[.O14])" office:value-type="float" office:value="2286.4" calcext:value-type="float">
            <text:p>2286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625" calcext:value-type="float">
            <text:p>29625</text:p>
          </table:table-cell>
          <table:table-cell table:formula="of:=[.B15]-[.B14]" office:value-type="float" office:value="2310" calcext:value-type="float">
            <text:p>2310</text:p>
          </table:table-cell>
          <table:table-cell/>
          <table:table-cell office:value-type="float" office:value="29502" calcext:value-type="float">
            <text:p>29502</text:p>
          </table:table-cell>
          <table:table-cell table:formula="of:=[.E15]-[.E14]" office:value-type="float" office:value="2287" calcext:value-type="float">
            <text:p>2287</text:p>
          </table:table-cell>
          <table:table-cell/>
          <table:table-cell office:value-type="float" office:value="29439" calcext:value-type="float">
            <text:p>29439</text:p>
          </table:table-cell>
          <table:table-cell table:formula="of:=[.H15]-[.H14]" office:value-type="float" office:value="2298" calcext:value-type="float">
            <text:p>2298</text:p>
          </table:table-cell>
          <table:table-cell/>
          <table:table-cell office:value-type="float" office:value="29356" calcext:value-type="float">
            <text:p>29356</text:p>
          </table:table-cell>
          <table:table-cell table:formula="of:=[.K15]-[.K14]" office:value-type="float" office:value="2273" calcext:value-type="float">
            <text:p>2273</text:p>
          </table:table-cell>
          <table:table-cell/>
          <table:table-cell office:value-type="float" office:value="29717" calcext:value-type="float">
            <text:p>29717</text:p>
          </table:table-cell>
          <table:table-cell table:formula="of:=[.N15]-[.N14]" office:value-type="float" office:value="2303" calcext:value-type="float">
            <text:p>2303</text:p>
          </table:table-cell>
          <table:table-cell/>
          <table:table-cell table:formula="of:=AVERAGE([.C15];[.F15];[.I15];[.L15];[.O15])" office:value-type="float" office:value="2294.2" calcext:value-type="float">
            <text:p>2294.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932" calcext:value-type="float">
            <text:p>31932</text:p>
          </table:table-cell>
          <table:table-cell table:formula="of:=[.B16]-[.B15]" office:value-type="float" office:value="2307" calcext:value-type="float">
            <text:p>2307</text:p>
          </table:table-cell>
          <table:table-cell/>
          <table:table-cell office:value-type="float" office:value="31785" calcext:value-type="float">
            <text:p>31785</text:p>
          </table:table-cell>
          <table:table-cell table:formula="of:=[.E16]-[.E15]" office:value-type="float" office:value="2283" calcext:value-type="float">
            <text:p>2283</text:p>
          </table:table-cell>
          <table:table-cell/>
          <table:table-cell office:value-type="float" office:value="31747" calcext:value-type="float">
            <text:p>31747</text:p>
          </table:table-cell>
          <table:table-cell table:formula="of:=[.H16]-[.H15]" office:value-type="float" office:value="2308" calcext:value-type="float">
            <text:p>2308</text:p>
          </table:table-cell>
          <table:table-cell/>
          <table:table-cell office:value-type="float" office:value="31623" calcext:value-type="float">
            <text:p>31623</text:p>
          </table:table-cell>
          <table:table-cell table:formula="of:=[.K16]-[.K15]" office:value-type="float" office:value="2267" calcext:value-type="float">
            <text:p>2267</text:p>
          </table:table-cell>
          <table:table-cell/>
          <table:table-cell office:value-type="float" office:value="32024" calcext:value-type="float">
            <text:p>32024</text:p>
          </table:table-cell>
          <table:table-cell table:formula="of:=[.N16]-[.N15]" office:value-type="float" office:value="2307" calcext:value-type="float">
            <text:p>2307</text:p>
          </table:table-cell>
          <table:table-cell/>
          <table:table-cell table:formula="of:=AVERAGE([.C16];[.F16];[.I16];[.L16];[.O16])" office:value-type="float" office:value="2294.4" calcext:value-type="float">
            <text:p>2294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42" calcext:value-type="float">
            <text:p>34242</text:p>
          </table:table-cell>
          <table:table-cell table:formula="of:=[.B17]-[.B16]" office:value-type="float" office:value="2310" calcext:value-type="float">
            <text:p>2310</text:p>
          </table:table-cell>
          <table:table-cell/>
          <table:table-cell office:value-type="float" office:value="34095" calcext:value-type="float">
            <text:p>34095</text:p>
          </table:table-cell>
          <table:table-cell table:formula="of:=[.E17]-[.E16]" office:value-type="float" office:value="2310" calcext:value-type="float">
            <text:p>2310</text:p>
          </table:table-cell>
          <table:table-cell/>
          <table:table-cell office:value-type="float" office:value="34029" calcext:value-type="float">
            <text:p>34029</text:p>
          </table:table-cell>
          <table:table-cell table:formula="of:=[.H17]-[.H16]" office:value-type="float" office:value="2282" calcext:value-type="float">
            <text:p>2282</text:p>
          </table:table-cell>
          <table:table-cell/>
          <table:table-cell office:value-type="float" office:value="33891" calcext:value-type="float">
            <text:p>33891</text:p>
          </table:table-cell>
          <table:table-cell table:formula="of:=[.K17]-[.K16]" office:value-type="float" office:value="2268" calcext:value-type="float">
            <text:p>2268</text:p>
          </table:table-cell>
          <table:table-cell/>
          <table:table-cell office:value-type="float" office:value="34341" calcext:value-type="float">
            <text:p>34341</text:p>
          </table:table-cell>
          <table:table-cell table:formula="of:=[.N17]-[.N16]" office:value-type="float" office:value="2317" calcext:value-type="float">
            <text:p>2317</text:p>
          </table:table-cell>
          <table:table-cell/>
          <table:table-cell table:formula="of:=AVERAGE([.C17];[.F17];[.I17];[.L17];[.O17])" office:value-type="float" office:value="2297.4" calcext:value-type="float">
            <text:p>2297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557" calcext:value-type="float">
            <text:p>36557</text:p>
          </table:table-cell>
          <table:table-cell table:formula="of:=[.B18]-[.B17]" office:value-type="float" office:value="2315" calcext:value-type="float">
            <text:p>2315</text:p>
          </table:table-cell>
          <table:table-cell/>
          <table:table-cell office:value-type="float" office:value="36355" calcext:value-type="float">
            <text:p>36355</text:p>
          </table:table-cell>
          <table:table-cell table:formula="of:=[.E18]-[.E17]" office:value-type="float" office:value="2260" calcext:value-type="float">
            <text:p>2260</text:p>
          </table:table-cell>
          <table:table-cell/>
          <table:table-cell office:value-type="float" office:value="36308" calcext:value-type="float">
            <text:p>36308</text:p>
          </table:table-cell>
          <table:table-cell table:formula="of:=[.H18]-[.H17]" office:value-type="float" office:value="2279" calcext:value-type="float">
            <text:p>2279</text:p>
          </table:table-cell>
          <table:table-cell/>
          <table:table-cell office:value-type="float" office:value="36163" calcext:value-type="float">
            <text:p>36163</text:p>
          </table:table-cell>
          <table:table-cell table:formula="of:=[.K18]-[.K17]" office:value-type="float" office:value="2272" calcext:value-type="float">
            <text:p>2272</text:p>
          </table:table-cell>
          <table:table-cell/>
          <table:table-cell office:value-type="float" office:value="36632" calcext:value-type="float">
            <text:p>36632</text:p>
          </table:table-cell>
          <table:table-cell table:formula="of:=[.N18]-[.N17]" office:value-type="float" office:value="2291" calcext:value-type="float">
            <text:p>2291</text:p>
          </table:table-cell>
          <table:table-cell/>
          <table:table-cell table:formula="of:=AVERAGE([.C18];[.F18];[.I18];[.L18];[.O18])" office:value-type="float" office:value="2283.4" calcext:value-type="float">
            <text:p>2283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831" calcext:value-type="float">
            <text:p>38831</text:p>
          </table:table-cell>
          <table:table-cell table:formula="of:=[.B19]-[.B18]" office:value-type="float" office:value="2274" calcext:value-type="float">
            <text:p>2274</text:p>
          </table:table-cell>
          <table:table-cell/>
          <table:table-cell office:value-type="float" office:value="38646" calcext:value-type="float">
            <text:p>38646</text:p>
          </table:table-cell>
          <table:table-cell table:formula="of:=[.E19]-[.E18]" office:value-type="float" office:value="2291" calcext:value-type="float">
            <text:p>2291</text:p>
          </table:table-cell>
          <table:table-cell/>
          <table:table-cell office:value-type="float" office:value="38605" calcext:value-type="float">
            <text:p>38605</text:p>
          </table:table-cell>
          <table:table-cell table:formula="of:=[.H19]-[.H18]" office:value-type="float" office:value="2297" calcext:value-type="float">
            <text:p>2297</text:p>
          </table:table-cell>
          <table:table-cell/>
          <table:table-cell office:value-type="float" office:value="38432" calcext:value-type="float">
            <text:p>38432</text:p>
          </table:table-cell>
          <table:table-cell table:formula="of:=[.K19]-[.K18]" office:value-type="float" office:value="2269" calcext:value-type="float">
            <text:p>2269</text:p>
          </table:table-cell>
          <table:table-cell/>
          <table:table-cell office:value-type="float" office:value="38931" calcext:value-type="float">
            <text:p>38931</text:p>
          </table:table-cell>
          <table:table-cell table:formula="of:=[.N19]-[.N18]" office:value-type="float" office:value="2299" calcext:value-type="float">
            <text:p>2299</text:p>
          </table:table-cell>
          <table:table-cell/>
          <table:table-cell table:formula="of:=AVERAGE([.C19];[.F19];[.I19];[.L19];[.O19])"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147" calcext:value-type="float">
            <text:p>41147</text:p>
          </table:table-cell>
          <table:table-cell table:formula="of:=[.B20]-[.B19]" office:value-type="float" office:value="2316" calcext:value-type="float">
            <text:p>2316</text:p>
          </table:table-cell>
          <table:table-cell/>
          <table:table-cell office:value-type="float" office:value="40930" calcext:value-type="float">
            <text:p>40930</text:p>
          </table:table-cell>
          <table:table-cell table:formula="of:=[.E20]-[.E19]" office:value-type="float" office:value="2284" calcext:value-type="float">
            <text:p>2284</text:p>
          </table:table-cell>
          <table:table-cell/>
          <table:table-cell office:value-type="float" office:value="40900" calcext:value-type="float">
            <text:p>40900</text:p>
          </table:table-cell>
          <table:table-cell table:formula="of:=[.H20]-[.H19]" office:value-type="float" office:value="2295" calcext:value-type="float">
            <text:p>2295</text:p>
          </table:table-cell>
          <table:table-cell/>
          <table:table-cell office:value-type="float" office:value="40716" calcext:value-type="float">
            <text:p>40716</text:p>
          </table:table-cell>
          <table:table-cell table:formula="of:=[.K20]-[.K19]" office:value-type="float" office:value="2284" calcext:value-type="float">
            <text:p>2284</text:p>
          </table:table-cell>
          <table:table-cell/>
          <table:table-cell office:value-type="float" office:value="41225" calcext:value-type="float">
            <text:p>41225</text:p>
          </table:table-cell>
          <table:table-cell table:formula="of:=[.N20]-[.N19]" office:value-type="float" office:value="2294" calcext:value-type="float">
            <text:p>2294</text:p>
          </table:table-cell>
          <table:table-cell/>
          <table:table-cell table:formula="of:=AVERAGE([.C20];[.F20];[.I20];[.L20];[.O20])" office:value-type="float" office:value="2294.6" calcext:value-type="float">
            <text:p>2294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432" calcext:value-type="float">
            <text:p>43432</text:p>
          </table:table-cell>
          <table:table-cell table:formula="of:=[.B21]-[.B20]" office:value-type="float" office:value="2285" calcext:value-type="float">
            <text:p>2285</text:p>
          </table:table-cell>
          <table:table-cell/>
          <table:table-cell office:value-type="float" office:value="43224" calcext:value-type="float">
            <text:p>43224</text:p>
          </table:table-cell>
          <table:table-cell table:formula="of:=[.E21]-[.E20]" office:value-type="float" office:value="2294" calcext:value-type="float">
            <text:p>2294</text:p>
          </table:table-cell>
          <table:table-cell/>
          <table:table-cell office:value-type="float" office:value="43210" calcext:value-type="float">
            <text:p>43210</text:p>
          </table:table-cell>
          <table:table-cell table:formula="of:=[.H21]-[.H20]" office:value-type="float" office:value="2310" calcext:value-type="float">
            <text:p>2310</text:p>
          </table:table-cell>
          <table:table-cell/>
          <table:table-cell office:value-type="float" office:value="43009" calcext:value-type="float">
            <text:p>43009</text:p>
          </table:table-cell>
          <table:table-cell table:formula="of:=[.K21]-[.K20]" office:value-type="float" office:value="2293" calcext:value-type="float">
            <text:p>2293</text:p>
          </table:table-cell>
          <table:table-cell/>
          <table:table-cell office:value-type="float" office:value="43513" calcext:value-type="float">
            <text:p>43513</text:p>
          </table:table-cell>
          <table:table-cell table:formula="of:=[.N21]-[.N20]" office:value-type="float" office:value="2288" calcext:value-type="float">
            <text:p>2288</text:p>
          </table:table-cell>
          <table:table-cell/>
          <table:table-cell table:formula="of:=AVERAGE([.C21];[.F21];[.I21];[.L21];[.O21])"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741" calcext:value-type="float">
            <text:p>45741</text:p>
          </table:table-cell>
          <table:table-cell table:formula="of:=[.B22]-[.B21]" office:value-type="float" office:value="2309" calcext:value-type="float">
            <text:p>2309</text:p>
          </table:table-cell>
          <table:table-cell/>
          <table:table-cell office:value-type="float" office:value="45502" calcext:value-type="float">
            <text:p>45502</text:p>
          </table:table-cell>
          <table:table-cell table:formula="of:=[.E22]-[.E21]" office:value-type="float" office:value="2278" calcext:value-type="float">
            <text:p>2278</text:p>
          </table:table-cell>
          <table:table-cell/>
          <table:table-cell office:value-type="float" office:value="45491" calcext:value-type="float">
            <text:p>45491</text:p>
          </table:table-cell>
          <table:table-cell table:formula="of:=[.H22]-[.H21]" office:value-type="float" office:value="2281" calcext:value-type="float">
            <text:p>2281</text:p>
          </table:table-cell>
          <table:table-cell/>
          <table:table-cell office:value-type="float" office:value="45305" calcext:value-type="float">
            <text:p>45305</text:p>
          </table:table-cell>
          <table:table-cell table:formula="of:=[.K22]-[.K21]" office:value-type="float" office:value="2296" calcext:value-type="float">
            <text:p>2296</text:p>
          </table:table-cell>
          <table:table-cell/>
          <table:table-cell office:value-type="float" office:value="45820" calcext:value-type="float">
            <text:p>45820</text:p>
          </table:table-cell>
          <table:table-cell table:formula="of:=[.N22]-[.N21]" office:value-type="float" office:value="2307" calcext:value-type="float">
            <text:p>2307</text:p>
          </table:table-cell>
          <table:table-cell/>
          <table:table-cell table:formula="of:=AVERAGE([.C22];[.F22];[.I22];[.L22];[.O22])" office:value-type="float" office:value="2294.2" calcext:value-type="float">
            <text:p>2294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019" calcext:value-type="float">
            <text:p>48019</text:p>
          </table:table-cell>
          <table:table-cell table:formula="of:=[.B23]-[.B22]" office:value-type="float" office:value="2278" calcext:value-type="float">
            <text:p>2278</text:p>
          </table:table-cell>
          <table:table-cell/>
          <table:table-cell office:value-type="float" office:value="47810" calcext:value-type="float">
            <text:p>47810</text:p>
          </table:table-cell>
          <table:table-cell table:formula="of:=[.E23]-[.E22]" office:value-type="float" office:value="2308" calcext:value-type="float">
            <text:p>2308</text:p>
          </table:table-cell>
          <table:table-cell/>
          <table:table-cell office:value-type="float" office:value="47772" calcext:value-type="float">
            <text:p>47772</text:p>
          </table:table-cell>
          <table:table-cell table:formula="of:=[.H23]-[.H22]" office:value-type="float" office:value="2281" calcext:value-type="float">
            <text:p>2281</text:p>
          </table:table-cell>
          <table:table-cell/>
          <table:table-cell office:value-type="float" office:value="47571" calcext:value-type="float">
            <text:p>47571</text:p>
          </table:table-cell>
          <table:table-cell table:formula="of:=[.K23]-[.K22]" office:value-type="float" office:value="2266" calcext:value-type="float">
            <text:p>2266</text:p>
          </table:table-cell>
          <table:table-cell/>
          <table:table-cell office:value-type="float" office:value="48120" calcext:value-type="float">
            <text:p>48120</text:p>
          </table:table-cell>
          <table:table-cell table:formula="of:=[.N23]-[.N22]" office:value-type="float" office:value="2300" calcext:value-type="float">
            <text:p>2300</text:p>
          </table:table-cell>
          <table:table-cell/>
          <table:table-cell table:formula="of:=AVERAGE([.C23];[.F23];[.I23];[.L23];[.O23])" office:value-type="float" office:value="2286.6" calcext:value-type="float">
            <text:p>2286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318" calcext:value-type="float">
            <text:p>50318</text:p>
          </table:table-cell>
          <table:table-cell table:formula="of:=[.B24]-[.B23]" office:value-type="float" office:value="2299" calcext:value-type="float">
            <text:p>2299</text:p>
          </table:table-cell>
          <table:table-cell/>
          <table:table-cell office:value-type="float" office:value="50088" calcext:value-type="float">
            <text:p>50088</text:p>
          </table:table-cell>
          <table:table-cell table:formula="of:=[.E24]-[.E23]" office:value-type="float" office:value="2278" calcext:value-type="float">
            <text:p>2278</text:p>
          </table:table-cell>
          <table:table-cell/>
          <table:table-cell office:value-type="float" office:value="50040" calcext:value-type="float">
            <text:p>50040</text:p>
          </table:table-cell>
          <table:table-cell table:formula="of:=[.H24]-[.H23]" office:value-type="float" office:value="2268" calcext:value-type="float">
            <text:p>2268</text:p>
          </table:table-cell>
          <table:table-cell/>
          <table:table-cell office:value-type="float" office:value="49865" calcext:value-type="float">
            <text:p>49865</text:p>
          </table:table-cell>
          <table:table-cell table:formula="of:=[.K24]-[.K23]" office:value-type="float" office:value="2294" calcext:value-type="float">
            <text:p>2294</text:p>
          </table:table-cell>
          <table:table-cell/>
          <table:table-cell office:value-type="float" office:value="50412" calcext:value-type="float">
            <text:p>50412</text:p>
          </table:table-cell>
          <table:table-cell table:formula="of:=[.N24]-[.N23]" office:value-type="float" office:value="2292" calcext:value-type="float">
            <text:p>2292</text:p>
          </table:table-cell>
          <table:table-cell/>
          <table:table-cell table:formula="of:=AVERAGE([.C24];[.F24];[.I24];[.L24];[.O24])" office:value-type="float" office:value="2286.2" calcext:value-type="float">
            <text:p>2286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615" calcext:value-type="float">
            <text:p>52615</text:p>
          </table:table-cell>
          <table:table-cell table:formula="of:=[.B25]-[.B24]" office:value-type="float" office:value="2297" calcext:value-type="float">
            <text:p>2297</text:p>
          </table:table-cell>
          <table:table-cell/>
          <table:table-cell office:value-type="float" office:value="52353" calcext:value-type="float">
            <text:p>52353</text:p>
          </table:table-cell>
          <table:table-cell table:formula="of:=[.E25]-[.E24]" office:value-type="float" office:value="2265" calcext:value-type="float">
            <text:p>2265</text:p>
          </table:table-cell>
          <table:table-cell/>
          <table:table-cell office:value-type="float" office:value="52321" calcext:value-type="float">
            <text:p>52321</text:p>
          </table:table-cell>
          <table:table-cell table:formula="of:=[.H25]-[.H24]" office:value-type="float" office:value="2281" calcext:value-type="float">
            <text:p>2281</text:p>
          </table:table-cell>
          <table:table-cell/>
          <table:table-cell office:value-type="float" office:value="52121" calcext:value-type="float">
            <text:p>52121</text:p>
          </table:table-cell>
          <table:table-cell table:formula="of:=[.K25]-[.K24]" office:value-type="float" office:value="2256" calcext:value-type="float">
            <text:p>2256</text:p>
          </table:table-cell>
          <table:table-cell/>
          <table:table-cell office:value-type="float" office:value="52697" calcext:value-type="float">
            <text:p>52697</text:p>
          </table:table-cell>
          <table:table-cell table:formula="of:=[.N25]-[.N24]" office:value-type="float" office:value="2285" calcext:value-type="float">
            <text:p>2285</text:p>
          </table:table-cell>
          <table:table-cell/>
          <table:table-cell table:formula="of:=AVERAGE([.C25];[.F25];[.I25];[.L25];[.O25])" office:value-type="float" office:value="2276.8" calcext:value-type="float">
            <text:p>2276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913" calcext:value-type="float">
            <text:p>54913</text:p>
          </table:table-cell>
          <table:table-cell table:formula="of:=[.B26]-[.B25]" office:value-type="float" office:value="2298" calcext:value-type="float">
            <text:p>2298</text:p>
          </table:table-cell>
          <table:table-cell/>
          <table:table-cell office:value-type="float" office:value="54642" calcext:value-type="float">
            <text:p>54642</text:p>
          </table:table-cell>
          <table:table-cell table:formula="of:=[.E26]-[.E25]" office:value-type="float" office:value="2289" calcext:value-type="float">
            <text:p>2289</text:p>
          </table:table-cell>
          <table:table-cell/>
          <table:table-cell office:value-type="float" office:value="54608" calcext:value-type="float">
            <text:p>54608</text:p>
          </table:table-cell>
          <table:table-cell table:formula="of:=[.H26]-[.H25]" office:value-type="float" office:value="2287" calcext:value-type="float">
            <text:p>2287</text:p>
          </table:table-cell>
          <table:table-cell/>
          <table:table-cell office:value-type="float" office:value="54420" calcext:value-type="float">
            <text:p>54420</text:p>
          </table:table-cell>
          <table:table-cell table:formula="of:=[.K26]-[.K25]" office:value-type="float" office:value="2299" calcext:value-type="float">
            <text:p>2299</text:p>
          </table:table-cell>
          <table:table-cell/>
          <table:table-cell office:value-type="float" office:value="54976" calcext:value-type="float">
            <text:p>54976</text:p>
          </table:table-cell>
          <table:table-cell table:formula="of:=[.N26]-[.N25]" office:value-type="float" office:value="2279" calcext:value-type="float">
            <text:p>2279</text:p>
          </table:table-cell>
          <table:table-cell/>
          <table:table-cell table:formula="of:=AVERAGE([.C26];[.F26];[.I26];[.L26];[.O26])" office:value-type="float" office:value="2290.4" calcext:value-type="float">
            <text:p>2290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200" calcext:value-type="float">
            <text:p>57200</text:p>
          </table:table-cell>
          <table:table-cell table:formula="of:=[.B27]-[.B26]" office:value-type="float" office:value="2287" calcext:value-type="float">
            <text:p>2287</text:p>
          </table:table-cell>
          <table:table-cell/>
          <table:table-cell office:value-type="float" office:value="56937" calcext:value-type="float">
            <text:p>56937</text:p>
          </table:table-cell>
          <table:table-cell table:formula="of:=[.E27]-[.E26]" office:value-type="float" office:value="2295" calcext:value-type="float">
            <text:p>2295</text:p>
          </table:table-cell>
          <table:table-cell/>
          <table:table-cell office:value-type="float" office:value="56911" calcext:value-type="float">
            <text:p>56911</text:p>
          </table:table-cell>
          <table:table-cell table:formula="of:=[.H27]-[.H26]" office:value-type="float" office:value="2303" calcext:value-type="float">
            <text:p>2303</text:p>
          </table:table-cell>
          <table:table-cell/>
          <table:table-cell office:value-type="float" office:value="56693" calcext:value-type="float">
            <text:p>56693</text:p>
          </table:table-cell>
          <table:table-cell table:formula="of:=[.K27]-[.K26]" office:value-type="float" office:value="2273" calcext:value-type="float">
            <text:p>2273</text:p>
          </table:table-cell>
          <table:table-cell/>
          <table:table-cell office:value-type="float" office:value="57264" calcext:value-type="float">
            <text:p>57264</text:p>
          </table:table-cell>
          <table:table-cell table:formula="of:=[.N27]-[.N26]" office:value-type="float" office:value="2288" calcext:value-type="float">
            <text:p>2288</text:p>
          </table:table-cell>
          <table:table-cell/>
          <table:table-cell table:formula="of:=AVERAGE([.C27];[.F27];[.I27];[.L27];[.O27])" office:value-type="float" office:value="2289.2" calcext:value-type="float">
            <text:p>2289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493" calcext:value-type="float">
            <text:p>59493</text:p>
          </table:table-cell>
          <table:table-cell table:formula="of:=[.B28]-[.B27]" office:value-type="float" office:value="2293" calcext:value-type="float">
            <text:p>2293</text:p>
          </table:table-cell>
          <table:table-cell/>
          <table:table-cell office:value-type="float" office:value="59203" calcext:value-type="float">
            <text:p>59203</text:p>
          </table:table-cell>
          <table:table-cell table:formula="of:=[.E28]-[.E27]" office:value-type="float" office:value="2266" calcext:value-type="float">
            <text:p>2266</text:p>
          </table:table-cell>
          <table:table-cell/>
          <table:table-cell office:value-type="float" office:value="59190" calcext:value-type="float">
            <text:p>59190</text:p>
          </table:table-cell>
          <table:table-cell table:formula="of:=[.H28]-[.H27]" office:value-type="float" office:value="2279" calcext:value-type="float">
            <text:p>2279</text:p>
          </table:table-cell>
          <table:table-cell/>
          <table:table-cell office:value-type="float" office:value="58994" calcext:value-type="float">
            <text:p>58994</text:p>
          </table:table-cell>
          <table:table-cell table:formula="of:=[.K28]-[.K27]" office:value-type="float" office:value="2301" calcext:value-type="float">
            <text:p>2301</text:p>
          </table:table-cell>
          <table:table-cell/>
          <table:table-cell office:value-type="float" office:value="59539" calcext:value-type="float">
            <text:p>59539</text:p>
          </table:table-cell>
          <table:table-cell table:formula="of:=[.N28]-[.N27]" office:value-type="float" office:value="2275" calcext:value-type="float">
            <text:p>2275</text:p>
          </table:table-cell>
          <table:table-cell/>
          <table:table-cell table:formula="of:=AVERAGE([.C28];[.F28];[.I28];[.L28];[.O28])" office:value-type="float" office:value="2282.8" calcext:value-type="float">
            <text:p>2282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784" calcext:value-type="float">
            <text:p>61784</text:p>
          </table:table-cell>
          <table:table-cell table:formula="of:=[.B29]-[.B28]" office:value-type="float" office:value="2291" calcext:value-type="float">
            <text:p>2291</text:p>
          </table:table-cell>
          <table:table-cell/>
          <table:table-cell office:value-type="float" office:value="61469" calcext:value-type="float">
            <text:p>61469</text:p>
          </table:table-cell>
          <table:table-cell table:formula="of:=[.E29]-[.E28]" office:value-type="float" office:value="2266" calcext:value-type="float">
            <text:p>2266</text:p>
          </table:table-cell>
          <table:table-cell/>
          <table:table-cell office:value-type="float" office:value="61486" calcext:value-type="float">
            <text:p>61486</text:p>
          </table:table-cell>
          <table:table-cell table:formula="of:=[.H29]-[.H28]" office:value-type="float" office:value="2296" calcext:value-type="float">
            <text:p>2296</text:p>
          </table:table-cell>
          <table:table-cell/>
          <table:table-cell office:value-type="float" office:value="61302" calcext:value-type="float">
            <text:p>61302</text:p>
          </table:table-cell>
          <table:table-cell table:formula="of:=[.K29]-[.K28]" office:value-type="float" office:value="2308" calcext:value-type="float">
            <text:p>2308</text:p>
          </table:table-cell>
          <table:table-cell/>
          <table:table-cell office:value-type="float" office:value="61817" calcext:value-type="float">
            <text:p>61817</text:p>
          </table:table-cell>
          <table:table-cell table:formula="of:=[.N29]-[.N28]" office:value-type="float" office:value="2278" calcext:value-type="float">
            <text:p>2278</text:p>
          </table:table-cell>
          <table:table-cell/>
          <table:table-cell table:formula="of:=AVERAGE([.C29];[.F29];[.I29];[.L29];[.O29])" office:value-type="float" office:value="2287.8" calcext:value-type="float">
            <text:p>2287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073" calcext:value-type="float">
            <text:p>64073</text:p>
          </table:table-cell>
          <table:table-cell table:formula="of:=[.B30]-[.B29]" office:value-type="float" office:value="2289" calcext:value-type="float">
            <text:p>2289</text:p>
          </table:table-cell>
          <table:table-cell/>
          <table:table-cell office:value-type="float" office:value="63753" calcext:value-type="float">
            <text:p>63753</text:p>
          </table:table-cell>
          <table:table-cell table:formula="of:=[.E30]-[.E29]" office:value-type="float" office:value="2284" calcext:value-type="float">
            <text:p>2284</text:p>
          </table:table-cell>
          <table:table-cell/>
          <table:table-cell office:value-type="float" office:value="63797" calcext:value-type="float">
            <text:p>63797</text:p>
          </table:table-cell>
          <table:table-cell table:formula="of:=[.H30]-[.H29]" office:value-type="float" office:value="2311" calcext:value-type="float">
            <text:p>2311</text:p>
          </table:table-cell>
          <table:table-cell/>
          <table:table-cell office:value-type="float" office:value="63575" calcext:value-type="float">
            <text:p>63575</text:p>
          </table:table-cell>
          <table:table-cell table:formula="of:=[.K30]-[.K29]" office:value-type="float" office:value="2273" calcext:value-type="float">
            <text:p>2273</text:p>
          </table:table-cell>
          <table:table-cell/>
          <table:table-cell office:value-type="float" office:value="64112" calcext:value-type="float">
            <text:p>64112</text:p>
          </table:table-cell>
          <table:table-cell table:formula="of:=[.N30]-[.N29]" office:value-type="float" office:value="2295" calcext:value-type="float">
            <text:p>2295</text:p>
          </table:table-cell>
          <table:table-cell/>
          <table:table-cell table:formula="of:=AVERAGE([.C30];[.F30];[.I30];[.L30];[.O30])" office:value-type="float" office:value="2290.4" calcext:value-type="float">
            <text:p>2290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356" calcext:value-type="float">
            <text:p>66356</text:p>
          </table:table-cell>
          <table:table-cell table:formula="of:=[.B31]-[.B30]" office:value-type="float" office:value="2283" calcext:value-type="float">
            <text:p>2283</text:p>
          </table:table-cell>
          <table:table-cell/>
          <table:table-cell office:value-type="float" office:value="66031" calcext:value-type="float">
            <text:p>66031</text:p>
          </table:table-cell>
          <table:table-cell table:formula="of:=[.E31]-[.E30]" office:value-type="float" office:value="2278" calcext:value-type="float">
            <text:p>2278</text:p>
          </table:table-cell>
          <table:table-cell/>
          <table:table-cell office:value-type="float" office:value="66097" calcext:value-type="float">
            <text:p>66097</text:p>
          </table:table-cell>
          <table:table-cell table:formula="of:=[.H31]-[.H30]" office:value-type="float" office:value="2300" calcext:value-type="float">
            <text:p>2300</text:p>
          </table:table-cell>
          <table:table-cell/>
          <table:table-cell office:value-type="float" office:value="65880" calcext:value-type="float">
            <text:p>65880</text:p>
          </table:table-cell>
          <table:table-cell table:formula="of:=[.K31]-[.K30]" office:value-type="float" office:value="2305" calcext:value-type="float">
            <text:p>2305</text:p>
          </table:table-cell>
          <table:table-cell/>
          <table:table-cell office:value-type="float" office:value="66404" calcext:value-type="float">
            <text:p>66404</text:p>
          </table:table-cell>
          <table:table-cell table:formula="of:=[.N31]-[.N30]" office:value-type="float" office:value="2292" calcext:value-type="float">
            <text:p>2292</text:p>
          </table:table-cell>
          <table:table-cell/>
          <table:table-cell table:formula="of:=AVERAGE([.C31];[.F31];[.I31];[.L31];[.O31])" office:value-type="float" office:value="2291.6" calcext:value-type="float">
            <text:p>2291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775" calcext:value-type="float">
            <text:p>68775</text:p>
          </table:table-cell>
          <table:table-cell table:formula="of:=[.B32]-[.B31]" office:value-type="float" office:value="2419" calcext:value-type="float">
            <text:p>2419</text:p>
          </table:table-cell>
          <table:table-cell/>
          <table:table-cell office:value-type="float" office:value="68452" calcext:value-type="float">
            <text:p>68452</text:p>
          </table:table-cell>
          <table:table-cell table:formula="of:=[.E32]-[.E31]" office:value-type="float" office:value="2421" calcext:value-type="float">
            <text:p>2421</text:p>
          </table:table-cell>
          <table:table-cell/>
          <table:table-cell office:value-type="float" office:value="68495" calcext:value-type="float">
            <text:p>68495</text:p>
          </table:table-cell>
          <table:table-cell table:formula="of:=[.H32]-[.H31]" office:value-type="float" office:value="2398" calcext:value-type="float">
            <text:p>2398</text:p>
          </table:table-cell>
          <table:table-cell/>
          <table:table-cell office:value-type="float" office:value="68273" calcext:value-type="float">
            <text:p>68273</text:p>
          </table:table-cell>
          <table:table-cell table:formula="of:=[.K32]-[.K31]" office:value-type="float" office:value="2393" calcext:value-type="float">
            <text:p>2393</text:p>
          </table:table-cell>
          <table:table-cell/>
          <table:table-cell office:value-type="float" office:value="68805" calcext:value-type="float">
            <text:p>68805</text:p>
          </table:table-cell>
          <table:table-cell table:formula="of:=[.N32]-[.N31]" office:value-type="float" office:value="2401" calcext:value-type="float">
            <text:p>2401</text:p>
          </table:table-cell>
          <table:table-cell/>
          <table:table-cell table:formula="of:=AVERAGE([.C32];[.F32];[.I32];[.L32];[.O32])" office:value-type="float" office:value="2406.4" calcext:value-type="float">
            <text:p>240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 style:data-style-name="N2" text:time-value="00:56:41.236035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7:33:29.172350298</meta:creation-date>
    <meta:generator>LibreOffice/4.2.7.2$Linux_X86_64 LibreOffice_project/420m0$Build-2</meta:generator>
    <dc:date>2015-01-01T02:43:57.273632961</dc:date>
    <meta:editing-duration>PT2H4M30S</meta:editing-duration>
    <meta:editing-cycles>5</meta:editing-cycles>
    <meta:document-statistic meta:table-count="4" meta:cell-count="5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5 distr'.A1:'Faban 5 distr'.A31 'Faban 5 distr'.G1:'Faban 5 distr'.G31" chart:data-source-has-labels="column" svg:x="1.813cm" svg:y="0.203cm" svg:width="20.591cm" svg:height="8.429cm">
          <chartooo:coordinate-region svg:x="2.62cm" svg:y="0.403cm" svg:width="19.50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5 distr'.A1:'Faban 5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5 distr'.G1:'Faban 5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5 distr'.A1:'Faban 5 distr'.A31</svg:desc>
                </draw:g>
              </table:table-cell>
              <table:table-cell office:value-type="float" office:value="226.075">
                <text:p>226.075</text:p>
                <draw:g>
                  <svg:desc>'Faban 5 distr'.G1:'Faban 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.35">
                <text:p>228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4.15">
                <text:p>234.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8.125">
                <text:p>228.1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8.9">
                <text:p>228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.55">
                <text:p>228.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6.525">
                <text:p>226.5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7.325">
                <text:p>227.3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9.25">
                <text:p>229.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8.125">
                <text:p>228.1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7.25">
                <text:p>227.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7.45">
                <text:p>227.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.575">
                <text:p>227.5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.725">
                <text:p>228.7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7.825">
                <text:p>227.8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.525">
                <text:p>228.5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.65">
                <text:p>228.6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.875">
                <text:p>228.8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6.85">
                <text:p>226.8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.825">
                <text:p>228.8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.875">
                <text:p>228.87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8.275">
                <text:p>228.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.15">
                <text:p>228.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.75">
                <text:p>227.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5'.A1:'Faban 5'.B6" chart:data-source-has-labels="column" svg:x="1.665cm" svg:y="0.203cm" svg:width="17.841cm" svg:height="8.577cm">
          <chartooo:coordinate-region svg:x="2.842cm" svg:y="0.402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5'.B1:'Faban 5'.B1" chart:label-cell-address="'Faban 5'.A1:'Faban 5'.A1" chart:class="chart:bar">
            <chart:data-point/>
          </chart:series>
          <chart:series chart:style-name="ch10" chart:values-cell-range-address="'Faban 5'.B2:'Faban 5'.B2" chart:label-cell-address="'Faban 5'.A2:'Faban 5'.A2" chart:class="chart:bar">
            <chart:data-point/>
          </chart:series>
          <chart:series chart:style-name="ch11" chart:values-cell-range-address="'Faban 5'.B3:'Faban 5'.B3" chart:label-cell-address="'Faban 5'.A3:'Faban 5'.A3" chart:class="chart:bar">
            <chart:data-point/>
          </chart:series>
          <chart:series chart:style-name="ch12" chart:values-cell-range-address="'Faban 5'.B4:'Faban 5'.B4" chart:label-cell-address="'Faban 5'.A4:'Faban 5'.A4" chart:class="chart:bar">
            <chart:data-point/>
          </chart:series>
          <chart:series chart:style-name="ch13" chart:values-cell-range-address="'Faban 5'.B5:'Faban 5'.B5" chart:label-cell-address="'Faban 5'.A5:'Faban 5'.A5" chart:class="chart:bar">
            <chart:data-point/>
          </chart:series>
          <chart:series chart:style-name="ch14" chart:values-cell-range-address="'Faban 5'.B6:'Faban 5'.B6" chart:label-cell-address="'Faban 5'.A6:'Faban 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5'.A1:'Faban 5'.A1</svg:desc>
                </draw:g>
              </table:table-cell>
              <table:table-cell office:value-type="float" office:value="68286">
                <text:p>68286</text:p>
                <draw:g>
                  <svg:desc>'Faban 5'.B1:'Faban 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5'.A2:'Faban 5'.A2</svg:desc>
                </draw:g>
              </table:table-cell>
              <table:table-cell office:value-type="float" office:value="68590">
                <text:p>68590</text:p>
                <draw:g>
                  <svg:desc>'Faban 5'.B2:'Faban 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5'.A3:'Faban 5'.A3</svg:desc>
                </draw:g>
              </table:table-cell>
              <table:table-cell office:value-type="float" office:value="NaN">
                <text:p>NaN</text:p>
                <draw:g>
                  <svg:desc>'Faban 5'.B3:'Faban 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5'.A4:'Faban 5'.A4</svg:desc>
                </draw:g>
              </table:table-cell>
              <table:table-cell office:value-type="float" office:value="67874">
                <text:p>67874</text:p>
                <draw:g>
                  <svg:desc>'Faban 5'.B4:'Faban 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5'.A5:'Faban 5'.A5</svg:desc>
                </draw:g>
              </table:table-cell>
              <table:table-cell office:value-type="float" office:value="68567">
                <text:p>68567</text:p>
                <draw:g>
                  <svg:desc>'Faban 5'.B5:'Faban 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5'.A6:'Faban 5'.A6</svg:desc>
                </draw:g>
              </table:table-cell>
              <table:table-cell office:value-type="float" office:value="68329.25">
                <text:p>68329.25</text:p>
                <draw:g>
                  <svg:desc>'Faban 5'.B6:'Faban 5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5 distr'.A2:'Gatling 5 distr'.A32 'Gatling 5 distr'.Q2:'Gatling 5 distr'.Q32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5 distr'.A2:'Gatling 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5 distr'.Q2:'Gatling 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5 distr'.A2:'Gatling 5 distr'.A32</svg:desc>
                </draw:g>
              </table:table-cell>
              <table:table-cell office:value-type="float" office:value="0">
                <text:p>0</text:p>
                <draw:g>
                  <svg:desc>'Gatling 5 distr'.Q2:'Gatling 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13.2">
                <text:p>2213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91.8">
                <text:p>2291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83.6">
                <text:p>2283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78.2">
                <text:p>2278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22.6">
                <text:p>2322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77.6">
                <text:p>2277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90.2">
                <text:p>2290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6.2">
                <text:p>2296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85.8">
                <text:p>2285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86.4">
                <text:p>2286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94.2">
                <text:p>2294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94.4">
                <text:p>2294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97.4">
                <text:p>2297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83.4">
                <text:p>2283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94.2">
                <text:p>2294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6.6">
                <text:p>2286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86.2">
                <text:p>2286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76.8">
                <text:p>2276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0.4">
                <text:p>2290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89.2">
                <text:p>2289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2.8">
                <text:p>2282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90.4">
                <text:p>2290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91.6">
                <text:p>2291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06.4">
                <text:p>2406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5'.A1:'Gatling 5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5'.B1:'Gatling 5'.B1" chart:label-cell-address="'Gatling 5'.A1:'Gatling 5'.A1" chart:class="chart:bar">
            <chart:data-point/>
          </chart:series>
          <chart:series chart:style-name="ch10" chart:values-cell-range-address="'Gatling 5'.B2:'Gatling 5'.B2" chart:label-cell-address="'Gatling 5'.A2:'Gatling 5'.A2" chart:class="chart:bar">
            <chart:data-point/>
          </chart:series>
          <chart:series chart:style-name="ch11" chart:values-cell-range-address="'Gatling 5'.B3:'Gatling 5'.B3" chart:label-cell-address="'Gatling 5'.A3:'Gatling 5'.A3" chart:class="chart:bar">
            <chart:data-point/>
          </chart:series>
          <chart:series chart:style-name="ch12" chart:values-cell-range-address="'Gatling 5'.B4:'Gatling 5'.B4" chart:label-cell-address="'Gatling 5'.A4:'Gatling 5'.A4" chart:class="chart:bar">
            <chart:data-point/>
          </chart:series>
          <chart:series chart:style-name="ch13" chart:values-cell-range-address="'Gatling 5'.B5:'Gatling 5'.B5" chart:label-cell-address="'Gatling 5'.A5:'Gatling 5'.A5" chart:class="chart:bar">
            <chart:data-point/>
          </chart:series>
          <chart:series chart:style-name="ch14" chart:values-cell-range-address="'Gatling 5'.B6:'Gatling 5'.B6" chart:label-cell-address="'Gatling 5'.A6:'Gatling 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5'.A1:'Gatling 5'.A1</svg:desc>
                </draw:g>
              </table:table-cell>
              <table:table-cell office:value-type="float" office:value="68775">
                <text:p>68775</text:p>
                <draw:g>
                  <svg:desc>'Gatling 5'.B1:'Gatling 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5'.A2:'Gatling 5'.A2</svg:desc>
                </draw:g>
              </table:table-cell>
              <table:table-cell office:value-type="float" office:value="68452">
                <text:p>68452</text:p>
                <draw:g>
                  <svg:desc>'Gatling 5'.B2:'Gatling 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5'.A3:'Gatling 5'.A3</svg:desc>
                </draw:g>
              </table:table-cell>
              <table:table-cell office:value-type="float" office:value="68495">
                <text:p>68495</text:p>
                <draw:g>
                  <svg:desc>'Gatling 5'.B3:'Gatling 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5'.A4:'Gatling 5'.A4</svg:desc>
                </draw:g>
              </table:table-cell>
              <table:table-cell office:value-type="float" office:value="68273">
                <text:p>68273</text:p>
                <draw:g>
                  <svg:desc>'Gatling 5'.B4:'Gatling 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5'.A5:'Gatling 5'.A5</svg:desc>
                </draw:g>
              </table:table-cell>
              <table:table-cell office:value-type="float" office:value="68805">
                <text:p>68805</text:p>
                <draw:g>
                  <svg:desc>'Gatling 5'.B5:'Gatling 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5'.A6:'Gatling 5'.A6</svg:desc>
                </draw:g>
              </table:table-cell>
              <table:table-cell office:value-type="float" office:value="68560">
                <text:p>68560</text:p>
                <draw:g>
                  <svg:desc>'Gatling 5'.B6:'Gatling 5'.B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